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chaField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ptchaFiel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chaFieldDefinition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ptchaFieldDefinition.se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ptchaFieldDefinition.CaptchaFieldDefinition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